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FreeSans" svg:font-family="FreeSans" style:font-family-generic="system" style:font-pitch="variable"/>
    <style:font-face style:name="Calibri Light" svg:font-family="Calibri Light" style:font-family-generic="swiss" style:font-pitch="variable" svg:panose-1="2 15 3 2 2 2 4 3 2 4"/>
    <style:font-face style:name="等线 Light" svg:font-family="等线 Light"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Liberation Mono" svg:font-family="Liberation Mono" style:font-family-generic="modern" style:font-pitch="fixed"/>
    <style:font-face style:name="等线" svg:font-family="等线"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Calibri Light" style:font-name-complex="Calibri Light" fo:font-size="28pt" style:font-size-asian="28pt" style:font-size-complex="28pt"/>
    </style:style>
    <style:style style:name="P2" style:parent-style-name="Standard" style:family="paragraph">
      <style:paragraph-properties fo:text-align="justify"/>
      <style:text-properties style:font-name="Calibri Light" style:font-name-complex="Calibri Light" fo:font-size="28pt" style:font-size-asian="28pt" style:font-size-complex="28pt"/>
    </style:style>
    <style:style style:name="P3" style:parent-style-name="Standard" style:family="paragraph">
      <style:paragraph-properties fo:text-align="justify"/>
      <style:text-properties style:font-name="Calibri Light" style:font-name-complex="Calibri Light" fo:font-size="28pt" style:font-size-asian="28pt" style:font-size-complex="28pt"/>
    </style:style>
    <style:style style:name="P4" style:parent-style-name="Standard" style:family="paragraph">
      <style:paragraph-properties fo:text-align="justify"/>
      <style:text-properties style:font-name="Calibri Light" style:font-name-complex="Calibri Light" fo:font-size="28pt" style:font-size-asian="28pt" style:font-size-complex="28pt"/>
    </style:style>
    <style:style style:name="P5" style:parent-style-name="Standard" style:family="paragraph">
      <style:paragraph-properties fo:text-align="justify"/>
      <style:text-properties style:font-name="Calibri Light" style:font-name-complex="Calibri Light" fo:font-size="28pt" style:font-size-asian="28pt" style:font-size-complex="28pt"/>
    </style:style>
    <style:style style:name="P6" style:parent-style-name="Standard" style:family="paragraph">
      <style:paragraph-properties fo:text-align="justify"/>
      <style:text-properties style:font-name="Calibri Light" style:font-name-complex="Calibri Light" fo:font-size="28pt" style:font-size-asian="28pt" style:font-size-complex="28pt"/>
    </style:style>
    <style:style style:name="P7" style:parent-style-name="Standard" style:family="paragraph">
      <style:paragraph-properties fo:text-align="center"/>
      <style:text-properties style:font-name="Calibri Light" style:font-name-complex="Calibri Light" fo:font-size="35pt" style:font-size-asian="35pt" style:font-size-complex="35pt"/>
    </style:style>
    <style:style style:name="P8" style:parent-style-name="Standard" style:family="paragraph">
      <style:paragraph-properties fo:text-align="center"/>
      <style:text-properties style:font-name="Calibri Light" style:font-name-complex="Calibri Light" fo:font-size="16pt" style:font-size-asian="16pt" style:font-size-complex="16pt"/>
    </style:style>
    <style:style style:name="P9" style:parent-style-name="Standard" style:family="paragraph">
      <style:paragraph-properties fo:text-align="center"/>
      <style:text-properties style:font-name="Calibri Light" style:font-name-complex="Calibri Light" fo:font-size="16pt" style:font-size-asian="16pt" style:font-size-complex="16pt"/>
    </style:style>
    <style:style style:name="P10" style:parent-style-name="Standard" style:family="paragraph">
      <style:paragraph-properties fo:text-align="center"/>
      <style:text-properties style:font-name="Calibri Light" style:font-name-complex="Calibri Light" fo:font-size="16pt" style:font-size-asian="16pt" style:font-size-complex="16pt"/>
    </style:style>
    <style:style style:name="P11" style:parent-style-name="Standard" style:family="paragraph">
      <style:paragraph-properties fo:text-align="center"/>
      <style:text-properties style:font-name="Calibri Light" style:font-name-complex="Calibri Light" fo:font-size="16pt" style:font-size-asian="16pt" style:font-size-complex="16pt"/>
    </style:style>
    <style:style style:name="P12" style:parent-style-name="Standard" style:family="paragraph">
      <style:paragraph-properties fo:text-align="center"/>
      <style:text-properties style:font-name="Calibri Light" style:font-name-complex="Calibri Light" fo:font-size="18pt" style:font-size-asian="18pt" style:font-size-complex="18pt"/>
    </style:style>
    <style:style style:name="P13" style:parent-style-name="Standard" style:family="paragraph">
      <style:paragraph-properties fo:text-align="center"/>
      <style:text-properties style:font-name="Calibri Light" style:font-name-complex="Calibri Light" fo:font-size="18pt" style:font-size-asian="18pt" style:font-size-complex="18pt"/>
    </style:style>
    <style:style style:name="P14" style:parent-style-name="Standard" style:family="paragraph">
      <style:paragraph-properties fo:text-align="center"/>
      <style:text-properties style:font-name="Calibri Light" style:font-name-complex="Calibri Light" fo:font-size="18pt" style:font-size-asian="18pt" style:font-size-complex="18pt"/>
    </style:style>
    <style:style style:name="P15" style:parent-style-name="Standard" style:family="paragraph">
      <style:paragraph-properties fo:text-align="center"/>
      <style:text-properties style:font-name="Calibri Light" style:font-name-complex="Calibri Light" fo:font-size="18pt" style:font-size-asian="18pt" style:font-size-complex="18pt"/>
    </style:style>
    <style:style style:name="P16" style:parent-style-name="Standard" style:family="paragraph">
      <style:paragraph-properties fo:text-align="center"/>
      <style:text-properties style:font-name="Calibri Light" style:font-name-complex="Calibri Light" fo:font-size="18pt" style:font-size-asian="18pt" style:font-size-complex="18pt"/>
    </style:style>
    <style:style style:name="P17" style:parent-style-name="Standard" style:family="paragraph">
      <style:paragraph-properties fo:text-align="center"/>
      <style:text-properties style:font-name="Calibri Light" style:font-name-complex="Calibri Light" fo:font-size="18pt" style:font-size-asian="18pt" style:font-size-complex="18pt"/>
    </style:style>
    <style:style style:name="P18" style:parent-style-name="Standard" style:family="paragraph">
      <style:paragraph-properties fo:text-align="center"/>
      <style:text-properties style:font-name="Calibri Light" style:font-name-complex="Calibri Light" fo:font-size="18pt" style:font-size-asian="18pt" style:font-size-complex="18pt"/>
    </style:style>
    <style:style style:name="P19" style:parent-style-name="Standard" style:family="paragraph">
      <style:paragraph-properties fo:text-align="center"/>
      <style:text-properties style:font-name="Calibri Light" style:font-name-complex="Calibri Light" fo:font-size="18pt" style:font-size-asian="18pt" style:font-size-complex="18pt"/>
    </style:style>
    <style:style style:name="P20" style:parent-style-name="Standard" style:family="paragraph">
      <style:paragraph-properties fo:text-align="center"/>
      <style:text-properties style:font-name="Calibri Light" style:font-name-complex="Calibri Light" fo:font-size="18pt" style:font-size-asian="18pt" style:font-size-complex="18pt"/>
    </style:style>
    <style:style style:name="P21" style:parent-style-name="Standard" style:family="paragraph">
      <style:paragraph-properties fo:text-align="justify"/>
      <style:text-properties style:font-name="Calibri Light" style:font-name-complex="Calibri Light"/>
    </style:style>
    <style:style style:name="P22" style:parent-style-name="Standard" style:family="paragraph">
      <style:paragraph-properties fo:text-align="justify"/>
      <style:text-properties style:font-name="Calibri Light" style:font-name-complex="Calibri Light"/>
    </style:style>
    <style:style style:name="P23" style:parent-style-name="Standard" style:family="paragraph">
      <style:paragraph-properties fo:text-align="justify"/>
      <style:text-properties style:font-name="Calibri Light" style:font-name-complex="Calibri Light"/>
    </style:style>
    <style:style style:name="P24" style:parent-style-name="Standard" style:family="paragraph">
      <style:paragraph-properties fo:text-align="justify"/>
      <style:text-properties style:font-name="Calibri Light" style:font-name-complex="Calibri Light"/>
    </style:style>
    <style:style style:name="P25" style:parent-style-name="Standard" style:family="paragraph">
      <style:paragraph-properties fo:text-align="justify"/>
      <style:text-properties style:font-name="Calibri Light" style:font-name-complex="Calibri Light"/>
    </style:style>
    <style:style style:name="P26" style:parent-style-name="Standard" style:family="paragraph">
      <style:paragraph-properties fo:text-align="justify"/>
      <style:text-properties style:font-name="Calibri Light" style:font-name-complex="Calibri Light"/>
    </style:style>
    <style:style style:name="P27" style:parent-style-name="Standard" style:family="paragraph">
      <style:paragraph-properties fo:text-align="justify"/>
      <style:text-properties style:font-name="Calibri Light" style:font-name-complex="Calibri Light"/>
    </style:style>
    <style:style style:name="P28" style:parent-style-name="标题1" style:family="paragraph">
      <style:paragraph-properties fo:text-align="justify"/>
      <style:text-properties style:font-name="Calibri Light" style:font-name-complex="Calibri Light"/>
    </style:style>
    <style:style style:name="P29" style:parent-style-name="Standard" style:family="paragraph">
      <style:paragraph-properties fo:text-align="justify"/>
      <style:text-properties style:font-name="Calibri Light" style:font-name-complex="Calibri Light"/>
    </style:style>
    <style:style style:name="P30" style:parent-style-name="Standard" style:family="paragraph">
      <style:paragraph-properties fo:text-align="justify"/>
      <style:text-properties style:font-name="Calibri Light" style:font-name-complex="Calibri Light"/>
    </style:style>
    <style:style style:name="P31" style:parent-style-name="Standard" style:family="paragraph">
      <style:paragraph-properties fo:text-align="justify"/>
      <style:text-properties style:font-name="Calibri Light" style:font-name-complex="Calibri Light"/>
    </style:style>
    <style:style style:name="P32" style:parent-style-name="Standard" style:family="paragraph">
      <style:paragraph-properties fo:text-align="justify"/>
      <style:text-properties style:font-name="Calibri Light" style:font-name-complex="Calibri Light"/>
    </style:style>
    <style:style style:name="P33" style:parent-style-name="Standard" style:family="paragraph">
      <style:paragraph-properties fo:text-align="justify"/>
      <style:text-properties style:font-name="Calibri Light" style:font-name-complex="Calibri Light"/>
    </style:style>
    <style:style style:name="P34" style:parent-style-name="Standard" style:family="paragraph">
      <style:paragraph-properties fo:text-align="justify"/>
      <style:text-properties style:font-name="Calibri Light" style:font-name-complex="Calibri Light"/>
    </style:style>
    <style:style style:name="P35" style:parent-style-name="Standard" style:family="paragraph">
      <style:paragraph-properties fo:text-align="justify"/>
      <style:text-properties style:font-name="Calibri Light" style:font-name-complex="Calibri Light"/>
    </style:style>
    <style:style style:name="P36" style:parent-style-name="Standard" style:family="paragraph">
      <style:paragraph-properties fo:text-align="justify"/>
    </style:style>
    <style:style style:name="T37" style:parent-style-name="默认段落字体" style:family="text">
      <style:text-properties style:font-name="Calibri Light" style:font-name-complex="Calibri Light"/>
    </style:style>
    <style:style style:name="T38" style:parent-style-name="默认段落字体" style:family="text">
      <style:text-properties style:font-name="Calibri Light" style:font-name-asian="等线" style:font-name-complex="Calibri Light"/>
    </style:style>
    <style:style style:name="T39" style:parent-style-name="默认段落字体" style:family="text">
      <style:text-properties style:font-name="Calibri Light" style:font-name-complex="Calibri Light"/>
    </style:style>
    <style:style style:name="T40" style:parent-style-name="默认段落字体" style:family="text">
      <style:text-properties style:font-name="Calibri Light" style:font-name-complex="Calibri Light"/>
    </style:style>
    <style:style style:name="T41" style:parent-style-name="默认段落字体" style:family="text">
      <style:text-properties style:font-name="Calibri Light" style:font-name-complex="Calibri Light"/>
    </style:style>
    <style:style style:name="T42" style:parent-style-name="默认段落字体" style:family="text">
      <style:text-properties style:font-name="Calibri Light" style:font-name-complex="Calibri Light"/>
    </style:style>
    <style:style style:name="T43" style:parent-style-name="默认段落字体" style:family="text">
      <style:text-properties style:font-name="Calibri Light" style:font-name-complex="Calibri Light"/>
    </style:style>
    <style:style style:name="P44" style:parent-style-name="Standard" style:family="paragraph">
      <style:paragraph-properties fo:text-align="justify"/>
      <style:text-properties style:font-name="Calibri Light" style:font-name-complex="Calibri Light"/>
    </style:style>
    <style:style style:name="P45" style:parent-style-name="Standard" style:family="paragraph">
      <style:paragraph-properties fo:text-align="justify"/>
      <style:text-properties style:font-name="Calibri Light" style:font-name-complex="Calibri Light"/>
    </style:style>
    <style:style style:name="P46" style:parent-style-name="Standard" style:family="paragraph">
      <style:paragraph-properties fo:text-align="justify"/>
      <style:text-properties style:font-name="Calibri Light" style:font-name-complex="Calibri Light"/>
    </style:style>
    <style:style style:name="P47" style:parent-style-name="标题1" style:family="paragraph">
      <style:paragraph-properties fo:text-align="justify"/>
      <style:text-properties style:font-name="Calibri Light" style:font-name-complex="Calibri Light"/>
    </style:style>
    <style:style style:name="P48" style:parent-style-name="Standard" style:family="paragraph">
      <style:paragraph-properties fo:text-align="justify"/>
      <style:text-properties style:font-name="Calibri Light" style:font-name-complex="Calibri Light"/>
    </style:style>
    <style:style style:name="P49" style:parent-style-name="Standard" style:family="paragraph">
      <style:paragraph-properties fo:text-align="justify"/>
      <style:text-properties style:font-name="Calibri Light" style:font-name-complex="Calibri Light"/>
    </style:style>
    <style:style style:name="P50" style:parent-style-name="标题2" style:family="paragraph">
      <style:text-properties style:font-name="Calibri Light" style:font-name-complex="Calibri Light"/>
    </style:style>
    <style:style style:name="P51" style:parent-style-name="标题2" style:family="paragraph">
      <style:text-properties style:font-name="Calibri Light" style:font-name-complex="Calibri Light"/>
    </style:style>
    <style:style style:name="P52" style:parent-style-name="Standard" style:family="paragraph">
      <style:paragraph-properties fo:text-align="justify"/>
      <style:text-properties style:font-name="Calibri Light" style:font-name-complex="Calibri Light"/>
    </style:style>
    <style:style style:name="P53" style:parent-style-name="标题2" style:family="paragraph">
      <style:paragraph-properties fo:text-align="justify"/>
      <style:text-properties style:font-name="Calibri Light" style:font-name-complex="Calibri Light"/>
    </style:style>
    <style:style style:name="P54" style:parent-style-name="标题2" style:family="paragraph">
      <style:paragraph-properties fo:text-align="justify"/>
      <style:text-properties style:font-name="Calibri Light" style:font-name-complex="Calibri Light"/>
    </style:style>
    <style:style style:name="P55" style:parent-style-name="正文" style:family="paragraph">
      <style:paragraph-properties fo:text-align="justify"/>
      <style:text-properties style:font-name="Calibri Light" style:font-name-complex="Calibri Light"/>
    </style:style>
    <style:style style:name="P56" style:parent-style-name="正文" style:family="paragraph">
      <style:paragraph-properties fo:text-align="justify"/>
      <style:text-properties style:font-name="Calibri Light" style:font-name-complex="Calibri Light"/>
    </style:style>
    <style:style style:name="P57" style:parent-style-name="正文" style:family="paragraph">
      <style:paragraph-properties fo:text-align="justify"/>
    </style:style>
    <style:style style:name="T58" style:parent-style-name="默认段落字体" style:family="text">
      <style:text-properties style:font-name="Calibri Light" style:font-name-complex="Calibri Light"/>
    </style:style>
    <style:style style:name="T59" style:parent-style-name="默认段落字体" style:family="text">
      <style:text-properties style:font-name="Calibri Light" style:font-name-complex="Calibri Light"/>
    </style:style>
    <style:style style:name="T60" style:parent-style-name="默认段落字体" style:family="text">
      <style:text-properties style:font-name="Calibri Light" style:font-name-complex="Calibri Light"/>
    </style:style>
    <style:style style:name="T61" style:parent-style-name="默认段落字体" style:family="text">
      <style:text-properties style:font-name="Calibri Light" style:font-name-complex="Calibri Light"/>
    </style:style>
    <style:style style:name="T62" style:parent-style-name="默认段落字体" style:family="text">
      <style:text-properties style:font-name="Calibri Light" style:font-name-complex="Calibri Light"/>
    </style:style>
    <style:style style:name="T63" style:parent-style-name="默认段落字体" style:family="text">
      <style:text-properties style:font-name="Calibri Light" style:font-name-complex="Calibri Light"/>
    </style:style>
    <style:style style:name="P64" style:parent-style-name="正文" style:family="paragraph">
      <style:paragraph-properties fo:text-align="justify"/>
      <style:text-properties style:font-name="Calibri Light" style:font-name-complex="Calibri Light"/>
    </style:style>
    <style:style style:name="P65" style:parent-style-name="正文" style:family="paragraph">
      <style:paragraph-properties fo:text-align="justify"/>
      <style:text-properties style:font-name="Calibri Light" style:font-name-complex="Calibri Light"/>
    </style:style>
    <style:style style:name="P66" style:parent-style-name="正文" style:family="paragraph">
      <style:paragraph-properties fo:text-align="justify"/>
      <style:text-properties style:font-name="Calibri Light" style:font-name-complex="Calibri Light"/>
    </style:style>
    <style:style style:name="P67" style:parent-style-name="正文" style:family="paragraph">
      <style:paragraph-properties fo:text-align="justify"/>
      <style:text-properties style:font-name="Calibri Light" style:font-name-complex="Calibri Light"/>
    </style:style>
    <style:style style:name="P68" style:parent-style-name="正文" style:family="paragraph">
      <style:paragraph-properties fo:text-align="justify"/>
      <style:text-properties style:font-name="Calibri Light" style:font-name-complex="Calibri Light"/>
    </style:style>
    <style:style style:name="P69" style:parent-style-name="正文" style:family="paragraph">
      <style:paragraph-properties fo:text-align="justify"/>
    </style:style>
    <style:style style:name="T70" style:parent-style-name="默认段落字体" style:family="text">
      <style:text-properties style:font-name="Calibri Light" style:font-name-complex="Calibri Light"/>
    </style:style>
    <style:style style:name="T71" style:parent-style-name="默认段落字体" style:family="text">
      <style:text-properties style:font-name="Calibri Light" style:font-name-complex="Calibri Light"/>
    </style:style>
    <style:style style:name="T72" style:parent-style-name="默认段落字体" style:family="text">
      <style:text-properties style:font-name="Calibri Light" style:font-name-complex="Calibri Light"/>
    </style:style>
    <style:style style:name="T73" style:parent-style-name="默认段落字体" style:family="text">
      <style:text-properties style:font-name="Calibri Light" style:font-name-complex="Calibri Light"/>
    </style:style>
    <style:style style:name="T74" style:parent-style-name="默认段落字体" style:family="text">
      <style:text-properties style:font-name="Calibri Light" style:font-name-complex="Calibri Light"/>
    </style:style>
    <style:style style:name="T75" style:parent-style-name="默认段落字体" style:family="text">
      <style:text-properties style:font-name="Calibri Light" style:font-name-complex="Calibri Light"/>
    </style:style>
    <style:style style:name="T76" style:parent-style-name="默认段落字体" style:family="text">
      <style:text-properties style:font-name="Calibri Light" style:font-name-complex="Calibri Light"/>
    </style:style>
    <style:style style:name="T77" style:parent-style-name="默认段落字体" style:family="text">
      <style:text-properties style:font-name="Calibri Light" style:font-name-complex="Calibri Light"/>
    </style:style>
    <style:style style:name="P78" style:parent-style-name="正文" style:family="paragraph">
      <style:paragraph-properties fo:text-align="justify"/>
      <style:text-properties style:font-name="Calibri Light" style:font-name-complex="Calibri Light"/>
    </style:style>
    <style:style style:name="P79" style:parent-style-name="Standard" style:family="paragraph">
      <style:paragraph-properties fo:text-align="justify"/>
      <style:text-properties style:font-name="Calibri Light" style:font-name-complex="Calibri Light"/>
    </style:style>
    <style:style style:name="P80" style:parent-style-name="标题2" style:family="paragraph">
      <style:paragraph-properties fo:text-align="justify">
        <style:tab-stops>
          <style:tab-stop style:type="left" style:position="1.9444in"/>
        </style:tab-stops>
      </style:paragraph-properties>
      <style:text-properties style:font-name="Calibri Light" style:font-name-complex="Calibri Light"/>
    </style:style>
    <style:style style:name="P81" style:parent-style-name="正文" style:family="paragraph">
      <style:paragraph-properties fo:text-align="justify"/>
      <style:text-properties style:font-name="Calibri Light" style:font-name-complex="Calibri Light"/>
    </style:style>
    <style:style style:name="P82" style:parent-style-name="正文" style:family="paragraph">
      <style:paragraph-properties fo:text-align="justify"/>
      <style:text-properties style:font-name="Calibri Light" style:font-name-complex="Calibri Light"/>
    </style:style>
    <style:style style:name="P83" style:parent-style-name="正文" style:family="paragraph">
      <style:paragraph-properties fo:text-align="justify"/>
      <style:text-properties style:font-name="Calibri Light" style:font-name-complex="Calibri Light"/>
    </style:style>
    <style:style style:name="P84" style:parent-style-name="正文" style:family="paragraph">
      <style:paragraph-properties fo:text-align="justify"/>
      <style:text-properties style:font-name="Calibri Light" style:font-name-complex="Calibri Light"/>
    </style:style>
    <style:style style:name="P85" style:parent-style-name="正文" style:family="paragraph">
      <style:paragraph-properties fo:text-align="justify"/>
      <style:text-properties style:font-name="Calibri Light" style:font-name-complex="Calibri Light"/>
    </style:style>
    <style:style style:name="P86" style:parent-style-name="标题2" style:family="paragraph">
      <style:paragraph-properties fo:text-align="justify"/>
      <style:text-properties style:font-name="Calibri Light" style:font-name-complex="Calibri Light"/>
    </style:style>
    <style:style style:name="P87" style:parent-style-name="Standard" style:family="paragraph">
      <style:paragraph-properties fo:text-align="justify"/>
      <style:text-properties style:font-name="Calibri Light" style:font-name-complex="Calibri Light"/>
    </style:style>
    <style:style style:name="P88" style:parent-style-name="Standard" style:family="paragraph">
      <style:paragraph-properties fo:text-align="justify"/>
      <style:text-properties style:font-name="Calibri Light" style:font-name-complex="Calibri Light"/>
    </style:style>
    <style:style style:name="P89" style:parent-style-name="Standard" style:family="paragraph">
      <style:paragraph-properties fo:text-align="justify"/>
      <style:text-properties style:font-name="Calibri Light" style:font-name-complex="Calibri Light"/>
    </style:style>
    <style:style style:name="P90" style:parent-style-name="Standard" style:family="paragraph">
      <style:paragraph-properties fo:text-align="justify"/>
      <style:text-properties style:font-name="Calibri Light" style:font-name-complex="Calibri Light"/>
    </style:style>
    <style:style style:name="P91" style:parent-style-name="标题1" style:family="paragraph">
      <style:paragraph-properties fo:text-align="justify"/>
      <style:text-properties style:font-name="Calibri Light" style:font-name-complex="Calibri Light"/>
    </style:style>
    <style:style style:name="P92" style:parent-style-name="PreformattedText" style:family="paragraph">
      <style:paragraph-properties fo:text-align="justify"/>
      <style:text-properties style:font-name="Calibri Light" style:font-name-complex="Calibri Light" fo:font-size="12pt" style:font-size-asian="12pt" style:font-size-complex="12pt"/>
    </style:style>
    <style:style style:name="P93" style:parent-style-name="PreformattedText" style:family="paragraph">
      <style:paragraph-properties fo:text-align="justify"/>
      <style:text-properties style:font-name="Calibri Light" style:font-name-complex="Calibri Light" fo:font-size="12pt" style:font-size-asian="12pt" style:font-size-complex="12pt"/>
    </style:style>
    <style:style style:name="P94" style:parent-style-name="PreformattedText" style:family="paragraph">
      <style:paragraph-properties fo:text-align="justify"/>
    </style:style>
    <style:style style:name="T95" style:parent-style-name="默认段落字体" style:family="text">
      <style:text-properties style:font-name="Calibri Light" style:font-name-complex="Calibri Light" fo:font-size="12pt" style:font-size-asian="12pt" style:font-size-complex="12pt"/>
    </style:style>
    <style:style style:name="T96" style:parent-style-name="默认段落字体" style:family="text">
      <style:text-properties style:font-name="Calibri Light" style:font-name-complex="Calibri Light" fo:font-size="12pt" style:font-size-asian="12pt" style:font-size-complex="12pt"/>
    </style:style>
  </office:automatic-styles>
  <office:body>
    <office:text text:use-soft-page-breaks="true">
      <text:p text:style-name="P1"/>
      <text:p text:style-name="P2"/>
      <text:p text:style-name="P3"/>
      <text:p text:style-name="P4"/>
      <text:p text:style-name="P5"/>
      <text:p text:style-name="P6"/>
      <text:p text:style-name="P7">Documentation</text:p>
      <text:p text:style-name="P8">du projet de fin de semestre</text:p>
      <text:p text:style-name="P9"/>
      <text:p text:style-name="P10"/>
      <text:p text:style-name="P11"/>
      <text:p text:style-name="P12">Compilation 2021</text:p>
      <text:p text:style-name="P13"/>
      <text:p text:style-name="P14"/>
      <text:p text:style-name="P15"/>
      <text:p text:style-name="P16"/>
      <text:p text:style-name="P17"/>
      <text:p text:style-name="P18"/>
      <text:p text:style-name="P19">DU Wenke</text:p>
      <text:p text:style-name="P20">MURATI Vidan</text:p>
      <text:p text:style-name="P21"/>
      <text:p text:style-name="P22"/>
      <text:p text:style-name="P23"/>
      <text:p text:style-name="P24"/>
      <text:p text:style-name="P25"/>
      <text:p text:style-name="P26"/>
      <text:p text:style-name="P27"/>
      <text:soft-page-break/>
      <text:h text:style-name="P28" text:outline-level="1">Difficultés</text:h>
      <text:p text:style-name="P29">Une des grandes difficultés de ce projet a été de comprendre comment implémenter les différentes structures de<text:s/>données nécessaires à la compilation d’un programme.</text:p>
      <text:p text:style-name="P30">Savoir par exemple par quoi se traduis la construction d’un arbre abstrait dans notre code, ou encore l’implémentation d’une table des symboles mais surtout quels mécanismes interviennent lors de la traduction en code intermédiaire.</text:p>
      <text:p text:style-name="P31"/>
      <text:p text:style-name="P32">Sur l’arbre abstrait,</text:p>
      <text:p text:style-name="P33">Il a tout d’abord fallu comprendre que sa construction se faisait directement dans le programme bison, et ensuite décider des nœuds importants pour la traduction en code intermédiaire.</text:p>
      <text:p text:style-name="P34"/>
      <text:p text:style-name="P35">Sur la table des<text:s/>symboles,</text:p>
      <text:p text:style-name="P36"><text:span text:style-name="T37">La plus grosse difficulté<text:s/></text:span><text:span text:style-name="T38">a</text:span><text:span text:style-name="T39"><text:s/>été d</text:span><text:span text:style-name="T40">e<text:s/></text:span><text:span text:style-name="T41">gérer le stockage des variables locales</text:span><text:span text:style-name="T42">, la définition de structure, de fonction et la déclaration de symbole.</text:span><text:span text:style-name="T43"><text:s/></text:span></text:p>
      <text:p text:style-name="P44"><text:line-break/>Sur le code intermédiaire,</text:p>
      <text:p text:style-name="P45">La traduction en code NASM à été notre plus grande difficulté.</text:p>
      <text:p text:style-name="P46">Une compréhension trop partielle de la pile ne nous à<text:s/>malheureusement pas permis de terminer le projet.</text:p>
      <text:h text:style-name="P47" text:outline-level="1">Choix</text:h>
      <text:p text:style-name="P48">Nous avons fait l’impasse sur une certaine partie de la traduction de notre code en nasm,</text:p>
      <text:p text:style-name="P49">faute de temps et de compréhension. Mais nous avons malgré tout eu le temps de construire l’arbre abstrait, de produire la table de symbole, de procéder analyse<text:s/>sémantique<text:s/>sur<text:s/>expression<text:s/>et instruction.</text:p>
      <text:h text:style-name="P50" text:outline-level="2"/>
      <text:h text:style-name="P51" text:outline-level="2">Arbre abstrait</text:h>
      <text:p text:style-name="P52">L’arbre abstrait se construit au fur et à mesure avec l’analyse syntaxique, nous avons essayé au maximal de réduire le<text:s/>nombre de type de nœud, en manipulant la structure de nœud, par exemple, pour le nœud LValue, on a le variable simple ou le membre d’une structure, au lieu de définir deux types de nœud, on les identifier par l’existence du premier fils.</text:p>
      <text:h text:style-name="P53" text:outline-level="2"/>
      <text:h text:style-name="P54" text:outline-level="2">Table de symbole</text:h>
      <text:p text:style-name="P55">La table de symbole se compose de deux parties, une pour gérer les symboles déclarés, l’autre pour gérer les types définis par programmeur.</text:p>
      <text:h text:style-name="标题3" text:outline-level="3">Structure de la table de symbole</text:h>
      <text:p text:style-name="P56">Pour gérer le symbole déclaré, on utilise la pile de scope. On empile un scope au début de compilation pour variable globale, puis quand on entre dans une fonction, on en empilera d’une et la dépilera quand on sort de la fonction.</text:p>
      <text:p text:style-name="P57"><text:span text:style-name="T58">Le scope contient des symboles, le nom du scope ainsi, un pointeur vers le scope père. Les symboles sont celles déclarés dans l’endroit courant. Le n</text:span><text:span text:style-name="T59">om du scope normalement est le nom de la fonction où on a empilé</text:span><text:span text:style-name="T60"><text:s/>ce scope</text:span><text:span text:style-name="T61">. Le pointeur sert à aller dans le scope père</text:span><text:span text:style-name="T62"><text:s/>quand on ne trouve pas le symbole dans le scope courant</text:span><text:span text:style-name="T63">.</text:span></text:p>
      <text:p text:style-name="P64">le symbole se compose de l’identifiant,<text:s/>son descripteur de type<text:s/>et l’adresse.<text:s/>l’identifiant<text:s/>est le<text:s/>nom de variable ou de fonction.<text:s/>Le descripteur de type est similaire que descripteur de fichier, c’est une<text:s/><text:soft-page-break/>représentation des<text:s/>types<text:s/>définis<text:s/>dans programme<text:s/>(voir<text:s/>dessous).<text:s/>L’adresse sert à traduction au code assembleur.</text:p>
      <text:h text:style-name="标题3" text:outline-level="3">Management de<text:s/>type<text:s/>défini</text:h>
      <text:p text:style-name="P65">Durant la compilation, la table de symbole doit enregistrer<text:s/>les nouveaux types définis par programmeur,<text:s/>ici on propose<text:s/>un mécanisme<text:s/>qui s’appelle type descripteur pour les gérer.</text:p>
      <text:p text:style-name="P66">Pour un type<text:s/>de symbole, on enregistre son type (type simple, struct ou fonction),<text:s/>son nom (void, int, char, nom de struct, nom de fonction). Si le type est struct, on enregistre ses membres<text:s/>par une liste,<text:s/>les membre de compose du type et son identifiant, c’est un sous-ensemble de<text:s/>symbole, on réutilise le symbole pour les gérer.<text:s/>La fonction est similaire que<text:s/>structure,<text:s/>sauf que la valeur de<text:s/>retour<text:s/>n’a pas l’identifiant, la définition des paramètres est<text:s/>pareil<text:s/>que<text:s/>celle de<text:s/>membre de structure,<text:s/>donc on<text:s/>mettre une convention<text:s/>que<text:s/>le premier élément<text:s/>de la liste stocke les information de la valeur de retour.</text:p>
      <text:p text:style-name="P67">Pour stocker<text:s/>les types<text:s/>définis, on met une liste de type dans la table de symbole,<text:s/>chaque fois il y a une<text:s/>nouvelle définition de<text:s/>type à enregistrer, on le met dans cette liste,<text:s/>l’indice de<text:s/>ce type dans la liste est le type descripteur.</text:p>
      <text:p text:style-name="P68">Concernant la définition de<text:s/>structure<text:s/>et<text:s/>de fonction,<text:s/>on<text:s/>vérifie chaque membre<text:s/>(paramètre) si<text:s/>le type du membre sont déjà<text:s/>défini.<text:s/>Puisque on insère la définition de<text:s/>structure<text:s/>avant analyser ses membres, c’est possible<text:s/>de définir<text:s/>une structure contenante<text:s/>elle-même comme un membre.</text:p>
      <text:p text:style-name="P69"><text:span text:style-name="T70">On insère le</text:span><text:span text:style-name="T71">s</text:span><text:span text:style-name="T72"><text:s/>type</text:span><text:span text:style-name="T73">s</text:span><text:span text:style-name="T74"><text:s/>void, int, char comme le type prédéfinit dans la liste.</text:span><text:span text:style-name="T75"><text:s/>Comme ça on peut les manipule</text:span><text:span text:style-name="T76">r</text:span><text:span text:style-name="T77"><text:s/>comme les autres.</text:span></text:p>
      <text:h text:style-name="标题3" text:outline-level="3">Insertion<text:s/>de symbole</text:h>
      <text:p text:style-name="P78">Quand on rencontre une déclaration de variable, d’abord,<text:s/>on<text:s/>vérifie<text:s/>si<text:s/>son type est déjà défini<text:s/>puis l’insère dans le scope courant<text:s/>avec l’identifiant et son type<text:s/>descripteur.</text:p>
      <text:p text:style-name="P79"/>
      <text:h text:style-name="P80" text:outline-level="2">Analyse<text:s/>sémantique</text:h>
      <text:p text:style-name="P81">Analyse sémantique s’effectue sur<text:s/>instruction et<text:s/>expression.<text:s/>La contrôle d’expression est avant celle sur instruction.</text:p>
      <text:h text:style-name="标题3" text:outline-level="3">Contrôle de type sur<text:s/>expression</text:h>
      <text:p text:style-name="P82">Une expression peut être une variable, une<text:s/>opération.<text:s/>Une variable doit<text:s/>être utilisé après sa déclaration. Pour une opération, on vérifie si les types des opérandes compatible, grâce à type descripteur, la vérification est seulement la comparaison d’entier.<text:s/>Si les type sont différents mais compatible, un avertissement se produira, sinon, on aura une erreur.</text:p>
      <text:h text:style-name="标题3" text:outline-level="3">Contrôle de type sur<text:s/>instruction</text:h>
      <text:p text:style-name="P83">Après vérifier<text:s/>la validation d’expression,<text:s/>on fera<text:s/>sur instruction,<text:s/>la procédure est similaire, on vérifie si<text:s/>les variables utilisées<text:s/>sont bien<text:s/>définies<text:s/>ou les<text:s/>opérandes<text:s/>sont compatible.</text:p>
      <text:p text:style-name="P84"/>
      <text:p text:style-name="P85"/>
      <text:h text:style-name="P86" text:outline-level="2">Traduction en assembleur</text:h>
      <text:p text:style-name="P87">Dans le nasm, on<text:s/>réserve<text:s/>la place pour les variables globales dans une section<text:s/>« .bss », les variables locales elles seront stockées sur la pile. On empile les variables nouvellement déclarées et on les dépilera à la sortie de la fonction dans laquelle elles ont été déclarées.</text:p>
      <text:p text:style-name="P88">Les fonctions de calcul se font en dépilant les 2<text:s/>dernières<text:s/>valeurs de la pile, en effectuant l’opération, puis en empilant le résultat.</text:p>
      <text:p text:style-name="P89">Pour le print, n’ayant pas réussi à compiler notre programme avec un point d’entrée main au lieu du point d’entrée _start, nous n’avons pas pu utiliser la fonction printf de la libc.</text:p>
      <text:p text:style-name="P90">Nous avons donc pris le parti de<text:s/>réécrire<text:s/>un print nous même défini dans le fichier functions.asm.</text:p>
      <text:soft-page-break/>
      <text:h text:style-name="P91" text:outline-level="1">Conclusion</text:h>
      <text:p text:style-name="P92">Ce projet nous a permis la compréhension de nombreux<text:s/>mécanismes<text:s/>sur lesquels reposent la plupart de nos programmes.</text:p>
      <text:p text:style-name="P93">Que ce soit la décomposition d’instructions en un arbre abstrait, ou encore la gestion de la mémoire lors de la traduction de ces instructions en langage machine, ce projet nous a vraiment permis d’élargir notre compréhension du domaine informatique. En enlevant le voile devant les<text:s/>mécanismes<text:s/>moins évidents ( Gestion de la pile / Registres ).</text:p>
      <text:p text:style-name="P94"><text:span text:style-name="T95">Même si nous n’avons malheureusement pas eu le temps de finaliser le projet, nous avons quand même pu observer les différentes difficultés qu’implique la mise en pla</text:span><text:span text:style-name="T96">ce d’un langage qui simplifie l’écriture de programmes informatiqu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FreeSans" svg:font-family="FreeSans" style:font-family-generic="system" style:font-pitch="variable"/>
    <style:font-face style:name="Calibri Light" svg:font-family="Calibri Light" style:font-family-generic="swiss" style:font-pitch="variable" svg:panose-1="2 15 3 2 2 2 4 3 2 4"/>
    <style:font-face style:name="等线 Light" svg:font-family="等线 Light"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Liberation Mono" svg:font-family="Liberation Mono" style:font-family-generic="modern" style:font-pitch="fixed"/>
    <style:font-face style:name="等线" svg:font-family="等线"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宋体"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标题1" style:display-name="标题 1" style:family="paragraph" style:parent-style-name="正文" style:next-style-name="正文" style:default-outline-level="1">
      <style:paragraph-properties fo:keep-with-next="always" fo:keep-together="always" fo:margin-top="0.1666in"/>
      <style:text-properties style:font-name="Calibri Light" style:font-name-asian="等线 Light" style:font-name-complex="Mangal" fo:color="#2F5496" fo:font-size="16pt" style:font-size-asian="16pt" style:font-size-complex="14.5pt" fo:hyphenate="false"/>
    </style:style>
    <style:style style:name="标题2" style:display-name="标题 2" style:family="paragraph" style:parent-style-name="正文" style:next-style-name="正文" style:default-outline-level="2">
      <style:paragraph-properties fo:keep-with-next="always" fo:keep-together="always" fo:margin-top="0.0277in"/>
      <style:text-properties style:font-name="Calibri Light" style:font-name-asian="等线 Light" style:font-name-complex="Mangal" fo:color="#2F5496" fo:font-size="13pt" style:font-size-asian="13pt" style:font-size-complex="11.5pt" fo:hyphenate="false"/>
    </style:style>
    <style:style style:name="标题3" style:display-name="标题 3" style:family="paragraph" style:parent-style-name="正文" style:next-style-name="正文" style:default-outline-level="3">
      <style:paragraph-properties fo:keep-with-next="always" fo:keep-together="always" fo:text-align="justify" fo:margin-top="0.0277in"/>
      <style:text-properties style:font-name="Calibri Light" style:font-name-asian="等线 Light" style:font-name-complex="Calibri Light" fo:font-weight="bold" style:font-weight-asian="bold" style:font-weight-complex="bold" fo:color="#000000" style:font-size-complex="10.5pt" fo:hyphenate="false"/>
    </style:style>
    <style:style style:name="正文" style:display-name="正文" style:family="paragraph">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索引标题" style:display-name="索引标题"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索引标题">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页脚" style:display-name="页脚" style:family="paragraph" style:parent-style-name="HeaderandFooter">
      <style:text-properties fo:hyphenate="false"/>
    </style:style>
    <style:style style:name="标题1字符" style:display-name="标题 1 字符" style:family="text" style:parent-style-name="默认段落字体">
      <style:text-properties style:font-name="Calibri Light" style:font-name-asian="等线 Light" style:font-name-complex="Mangal" fo:color="#2F5496" fo:font-size="16pt" style:font-size-asian="16pt" style:font-size-complex="14.5pt"/>
    </style:style>
    <style:style style:name="标题2字符" style:display-name="标题 2 字符" style:family="text" style:parent-style-name="默认段落字体">
      <style:text-properties style:font-name="Calibri Light" style:font-name-asian="等线 Light" style:font-name-complex="Mangal" fo:color="#2F5496" fo:font-size="13pt" style:font-size-asian="13pt" style:font-size-complex="11.5pt"/>
    </style:style>
    <style:style style:name="标题3字符" style:display-name="标题 3 字符" style:family="text" style:parent-style-name="默认段落字体">
      <style:text-properties style:font-name="Calibri Light" style:font-name-asian="等线 Light" style:font-name-complex="Mangal" fo:color="#1F3763"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页脚"/>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u Matthieu</dc:creator>
    <meta:creation-date>2021-06-06T21:20:00Z</meta:creation-date>
    <dc:date>2021-06-06T21:20:00Z</dc:date>
    <meta:template xlink:href="Normal.dotm" xlink:type="simple"/>
    <meta:editing-cycles>2</meta:editing-cycles>
    <meta:editing-duration>PT0S</meta:editing-duration>
    <meta:document-statistic meta:page-count="4" meta:paragraph-count="13" meta:word-count="1025" meta:character-count="6650" meta:row-count="46" meta:non-whitespace-character-count="5638"/>
  </office:meta>
</office:document-meta>
</file>